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Text_20_body">Rédaction Etude préalable - 2h</text:p>
      <text:p text:style-name="P1">Problèmes sur le serveur de base de données – 2h</text:p>
      <text:p text:style-name="P1">Problème sur Machine IGN – 2h</text:p>
      <text:h text:style-name="Heading_20_2" text:outline-level="2">Le 24/12/07</text:h>
      <text:p text:style-name="Text_20_body">Installation du serveur dans la baie (installation de VNC) – 30m</text:p>
      <text:p text:style-name="Text_20_body">Installation du Java SDK 6 update 3 – 30m</text:p>
      <text:p text:style-name="Text_20_body">Test de l'API Java – 2h</text:p>
      <text:p text:style-name="Text_20_body">Modification de l'API Java – 2h</text:p>
      <text:h text:style-name="Heading_20_2" text:outline-level="2">Le 26/12/07</text:h>
      <text:p text:style-name="Text_20_body">Intégration des spécifications générales</text:p>
      <text:p text:style-name="Text_20_body"/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7-12-26T09:45:41</dc:date>
    <dc:language>en-US</dc:language>
    <meta:editing-cycles>16</meta:editing-cycles>
    <meta:editing-duration>PT18H28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199" meta:character-count="1251"/>
  </office:meta>
</office:document-meta>
</file>